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059" officeooo:paragraph-rsid="001c6059"/>
    </style:style>
    <style:style style:name="P2" style:family="paragraph" style:parent-style-name="Standard">
      <style:text-properties officeooo:rsid="001c6059" officeooo:paragraph-rsid="0020945c"/>
    </style:style>
    <style:style style:name="P3" style:family="paragraph" style:parent-style-name="Standard">
      <style:text-properties officeooo:rsid="001c6059" officeooo:paragraph-rsid="0021ebc5"/>
    </style:style>
    <style:style style:name="P4" style:family="paragraph" style:parent-style-name="Standard">
      <style:text-properties officeooo:rsid="001c6059" officeooo:paragraph-rsid="0023b010"/>
    </style:style>
    <style:style style:name="P5" style:family="paragraph" style:parent-style-name="Standard">
      <style:text-properties officeooo:rsid="001c6059" officeooo:paragraph-rsid="002554b3"/>
    </style:style>
    <style:style style:name="P6" style:family="paragraph" style:parent-style-name="Standard">
      <style:text-properties officeooo:rsid="0020945c" officeooo:paragraph-rsid="0020945c"/>
    </style:style>
    <style:style style:name="P7" style:family="paragraph" style:parent-style-name="Standard">
      <style:text-properties officeooo:rsid="0020945c" officeooo:paragraph-rsid="0021ebc5"/>
    </style:style>
    <style:style style:name="P8" style:family="paragraph" style:parent-style-name="Standard">
      <style:text-properties officeooo:rsid="0020945c" officeooo:paragraph-rsid="0023b010"/>
    </style:style>
    <style:style style:name="P9" style:family="paragraph" style:parent-style-name="Standard">
      <style:text-properties officeooo:rsid="0020945c" officeooo:paragraph-rsid="002554b3"/>
    </style:style>
    <style:style style:name="P10" style:family="paragraph" style:parent-style-name="Standard">
      <style:text-properties officeooo:rsid="0021ebc5" officeooo:paragraph-rsid="0021ebc5"/>
    </style:style>
    <style:style style:name="P11" style:family="paragraph" style:parent-style-name="Standard">
      <style:text-properties officeooo:rsid="0021ebc5" officeooo:paragraph-rsid="0023b010"/>
    </style:style>
    <style:style style:name="P12" style:family="paragraph" style:parent-style-name="Standard">
      <style:paragraph-properties fo:break-before="page"/>
      <style:text-properties officeooo:rsid="001c6059" officeooo:paragraph-rsid="001c6059"/>
    </style:style>
    <style:style style:name="P13" style:family="paragraph" style:parent-style-name="Standard">
      <style:paragraph-properties fo:break-before="page"/>
      <style:text-properties officeooo:rsid="001c6059" officeooo:paragraph-rsid="0020945c"/>
    </style:style>
    <style:style style:name="P14" style:family="paragraph" style:parent-style-name="Standard">
      <style:paragraph-properties fo:break-before="page"/>
      <style:text-properties officeooo:rsid="0020945c" officeooo:paragraph-rsid="0023b010"/>
    </style:style>
    <style:style style:name="P15" style:family="paragraph" style:parent-style-name="Standard">
      <style:paragraph-properties fo:break-before="page"/>
      <style:text-properties officeooo:rsid="0020945c" officeooo:paragraph-rsid="002554b3"/>
    </style:style>
    <style:style style:name="T1" style:family="text">
      <style:text-properties officeooo:rsid="001c6059"/>
    </style:style>
    <style:style style:name="T2" style:family="text">
      <style:text-properties officeooo:rsid="0020945c"/>
    </style:style>
    <style:style style:name="T3" style:family="text">
      <style:text-properties officeooo:rsid="0021ebc5"/>
    </style:style>
    <style:style style:name="T4" style:family="text">
      <style:text-properties officeooo:rsid="0023b010"/>
    </style:style>
    <style:style style:name="T5" style:family="text">
      <style:text-properties officeooo:rsid="00255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Author: Kacper Gawroński</text:p>
      <text:p text:style-name="P1">#Implementation of Gaussian elimination algorithm</text:p>
      <text:p text:style-name="P1">#file: setup.py</text:p>
      <text:p text:style-name="P6">#language: Python 3</text:p>
      <text:p text:style-name="P1"/>
      <text:p text:style-name="P1">from distutils.core import setup, Extension</text:p>
      <text:p text:style-name="P1"/>
      <text:p text:style-name="P1">gauss1 = Extension('gauss',</text:p>
      <text:p text:style-name="P1"><text:s text:c="20"/>sources = ['main.c','eliminate.c'])</text:p>
      <text:p text:style-name="P1"/>
      <text:p text:style-name="P1">setup (name = 'gauss',</text:p>
      <text:p text:style-name="P1"><text:s text:c="7"/>version = '1.0',</text:p>
      <text:p text:style-name="P1"><text:s text:c="7"/>description = 'Implementation of Gaussian elimination algorithm.',</text:p>
      <text:p text:style-name="P1">ext_modules = [gauss1])</text:p>
      <text:p text:style-name="P12">/*Author: Kacper Gawroński</text:p>
      <text:p text:style-name="P1">* Implementation of Gaussian elimination algorithm</text:p>
      <text:p text:style-name="P2">* file: main.c</text:p>
      <text:p text:style-name="P2">* <text:span text:style-name="T2">language: C </text:span>*/</text:p>
      <text:p text:style-name="P1"/>
      <text:p text:style-name="P1"/>
      <text:p text:style-name="P1">#define NPY_NO_DEPRECATED_API NPY_1_7_API_VERSION</text:p>
      <text:p text:style-name="P1">#include &lt;Python.h&gt;</text:p>
      <text:p text:style-name="P1">#include &lt;numpy/arrayobject.h&gt;</text:p>
      <text:p text:style-name="P1">#include "eliminate.h"</text:p>
      <text:p text:style-name="P1"/>
      <text:p text:style-name="P1">extern PyObject* eliminate_cfunc (PyObject *dummy, PyObject *args);</text:p>
      <text:p text:style-name="P1"/>
      <text:p text:style-name="P1">static PyMethodDef eliminationmethods[] = {</text:p>
      <text:p text:style-name="P1"><text:s text:c="4"/>{</text:p>
      <text:p text:style-name="P1"><text:tab/> <text:s text:c="3"/>"eliminate",eliminate_cfunc,</text:p>
      <text:p text:style-name="P1"><text:s text:c="8"/>METH_VARARGS,</text:p>
      <text:p text:style-name="P1"><text:s text:c="8"/>"Implementation of Gaussian elimination algorithm."//Doc string</text:p>
      <text:p text:style-name="P1"><text:s text:c="4"/>},</text:p>
      <text:p text:style-name="P1"><text:s text:c="4"/>{NULL, NULL, 0, NULL} /* Sentinel */</text:p>
      <text:p text:style-name="P1">};</text:p>
      <text:p text:style-name="P1"/>
      <text:p text:style-name="P1"/>
      <text:p text:style-name="P1"/>
      <text:p text:style-name="P1">static struct PyModuleDef gauss =</text:p>
      <text:p text:style-name="P1">{</text:p>
      <text:p text:style-name="P1"><text:tab/>PyModuleDef_HEAD_INIT,</text:p>
      <text:p text:style-name="P1"><text:tab/>"gauss", /* name of module */</text:p>
      <text:p text:style-name="P1"><text:tab/>"Module contains eliminate function, which implements Gaussian elimination algorithm.", <text:s text:c="9"/></text:p>
      <text:p text:style-name="P1"><text:tab/>-1, <text:s text:c="9"/>/* size of per-interpreter state of the module, or -1 if the module keeps state in global variables. */</text:p>
      <text:p text:style-name="P1"><text:tab/>eliminationmethods</text:p>
      <text:p text:style-name="P1">};</text:p>
      <text:p text:style-name="P1"/>
      <text:p text:style-name="P1"/>
      <text:p text:style-name="P1">PyMODINIT_FUNC PyInit_gauss(void)</text:p>
      <text:p text:style-name="P1">{</text:p>
      <text:p text:style-name="P1"><text:tab/>import_array();</text:p>
      <text:p text:style-name="P1"><text:tab/>return PyModule_Create(&amp;gauss);</text:p>
      <text:p text:style-name="P1">}</text:p>
      <text:p text:style-name="P13">/*Author: Kacper Gawroński</text:p>
      <text:p text:style-name="P2">* Implementation of Gaussian elimination algorithm</text:p>
      <text:p text:style-name="P2">* file: <text:span text:style-name="T2">eliminate.h</text:span></text:p>
      <text:p text:style-name="P2">* <text:span text:style-name="T2">language: C </text:span>*/</text:p>
      <text:p text:style-name="P6"/>
      <text:p text:style-name="P6">#ifndef ELIMINATE_H</text:p>
      <text:p text:style-name="P6">#define ELIMINATE_H</text:p>
      <text:p text:style-name="P6">#include &lt;Python.h&gt;</text:p>
      <text:p text:style-name="P6"/>
      <text:p text:style-name="P6">PyObject* eliminate_cfunc (PyObject *dummy, PyObject *args);</text:p>
      <text:p text:style-name="P6"/>
      <text:p text:style-name="P6">#endif</text:p>
      <text:p text:style-name="P6"/>
      <text:p text:style-name="P6"/>
      <text:p text:style-name="P13">/*Author: Kacper Gawroński</text:p>
      <text:p text:style-name="P2">* Implementation of Gaussian elimination algorithm</text:p>
      <text:p text:style-name="P2">* file: <text:span text:style-name="T2">eliminate.c 1/2</text:span></text:p>
      <text:p text:style-name="P2">* <text:span text:style-name="T2">language: C </text:span>*/</text:p>
      <text:p text:style-name="P6"/>
      <text:p text:style-name="P6"/>
      <text:p text:style-name="P6">#include &lt;Python.h&gt;</text:p>
      <text:p text:style-name="P6">#include &lt;numpy/arrayobject.h&gt;</text:p>
      <text:p text:style-name="P6">#include "eliminate.h"</text:p>
      <text:p text:style-name="P6"/>
      <text:p text:style-name="P6">void swap_pointers(void **a, void **b){</text:p>
      <text:p text:style-name="P6"><text:tab/>void **tmp;</text:p>
      <text:p text:style-name="P6"><text:tab/>tmp=a;</text:p>
      <text:p text:style-name="P6"><text:tab/>a=b;</text:p>
      <text:p text:style-name="P6"><text:tab/>b=tmp;</text:p>
      <text:p text:style-name="P6">}</text:p>
      <text:p text:style-name="P6"/>
      <text:p text:style-name="P6">#include "eliminate_simple.h"</text:p>
      <text:p text:style-name="P6">#include "eliminate_complex.h"</text:p>
      <text:p text:style-name="P6">/*Macros from eliminate_simple.h and eliminate_complex.h generating functions used in eliminate_cfunc */</text:p>
      <text:p text:style-name="P6"/>
      <text:p text:style-name="P6">GENERATE_ELIMINATION(npy_float,NPY_FLOAT,FLT_EPSILON) </text:p>
      <text:p text:style-name="P6">GENERATE_ELIMINATION(npy_double,NPY_DOUBLE,FLT_EPSILON) </text:p>
      <text:p text:style-name="P6">GENERATE_ELIMINATION(npy_longdouble,NPY_LONGDOUBLE,DBL_EPSILON) </text:p>
      <text:p text:style-name="P6"/>
      <text:p text:style-name="P6">GENERATE_COMPLEX_ELIMINATION(npy_cfloat,NPY_CFLOAT,FLT_EPSILON,npy_float)</text:p>
      <text:p text:style-name="P6">GENERATE_COMPLEX_ELIMINATION(npy_cdouble,NPY_CDOUBLE,FLT_EPSILON,npy_double)</text:p>
      <text:p text:style-name="P6">GENERATE_COMPLEX_ELIMINATION(npy_clongdouble,NPY_CLONGDOUBLE,DBL_EPSILON,npy_longdouble)</text:p>
      <text:p text:style-name="P6"/>
      <text:p text:style-name="P6"/>
      <text:p text:style-name="P13">/*Author: Kacper Gawroński</text:p>
      <text:p text:style-name="P2">* Implementation of Gaussian elimination algorithm</text:p>
      <text:p text:style-name="P2">* file: <text:span text:style-name="T2">eliminate.c 2/2</text:span></text:p>
      <text:p text:style-name="P2">* <text:span text:style-name="T2">language: C </text:span>*/</text:p>
      <text:p text:style-name="P6"/>
      <text:p text:style-name="P6">PyObject* eliminate_cfunc (PyObject *dummy, PyObject *args){</text:p>
      <text:p text:style-name="P6"><text:tab/>PyObject *raw_arr,*raw_vals;</text:p>
      <text:p text:style-name="P6"><text:tab/>import_array();</text:p>
      <text:p text:style-name="P6"><text:tab/></text:p>
      <text:p text:style-name="P6"><text:tab/>if (!PyArg_ParseTuple(args,"OO",&amp;raw_arr,&amp;raw_vals)) return NULL;</text:p>
      <text:p text:style-name="P6"/>
      <text:p text:style-name="P6"><text:tab/>switch(PyArray_DESCR((PyArrayObject*)raw_arr)-&gt;type_num){</text:p>
      <text:p text:style-name="P6"><text:tab/><text:tab/>case NPY_FLOAT:</text:p>
      <text:p text:style-name="P6"><text:tab/><text:tab/><text:tab/>return npy_float_eliminate(raw_arr,raw_vals);</text:p>
      <text:p text:style-name="P6"><text:tab/><text:tab/>case NPY_DOUBLE:</text:p>
      <text:p text:style-name="P6"><text:tab/><text:tab/><text:tab/>return npy_double_eliminate(raw_arr,raw_vals);</text:p>
      <text:p text:style-name="P6"><text:tab/><text:tab/>case NPY_LONGDOUBLE:</text:p>
      <text:p text:style-name="P6"><text:tab/><text:tab/><text:tab/>return npy_longdouble_eliminate(raw_arr,raw_vals);</text:p>
      <text:p text:style-name="P6"><text:tab/><text:tab/></text:p>
      <text:p text:style-name="P6"><text:tab/><text:tab/>case NPY_CFLOAT:</text:p>
      <text:p text:style-name="P6"><text:tab/><text:tab/><text:tab/>return npy_cfloat_eliminate(raw_arr,raw_vals);</text:p>
      <text:p text:style-name="P6"><text:tab/><text:tab/>case NPY_CDOUBLE:</text:p>
      <text:p text:style-name="P6"><text:tab/><text:tab/><text:tab/>return npy_cdouble_eliminate(raw_arr,raw_vals);</text:p>
      <text:p text:style-name="P6"><text:tab/><text:tab/>case NPY_CLONGDOUBLE:</text:p>
      <text:p text:style-name="P6"><text:tab/><text:tab/><text:tab/>return npy_clongdouble_eliminate(raw_arr,raw_vals);</text:p>
      <text:p text:style-name="P6"><text:tab/><text:tab/></text:p>
      <text:p text:style-name="P6"><text:tab/><text:tab/>default:</text:p>
      <text:p text:style-name="P6"><text:tab/><text:tab/><text:tab/>return NULL;</text:p>
      <text:p text:style-name="P6"><text:tab/>}</text:p>
      <text:p text:style-name="P6"><text:tab/></text:p>
      <text:p text:style-name="P6">}</text:p>
      <text:p text:style-name="P6"/>
      <text:p text:style-name="P13">/*Author: Kacper Gawroński</text:p>
      <text:p text:style-name="P2">* Implementation of Gaussian elimination algorithm</text:p>
      <text:p text:style-name="P2">* file: <text:span text:style-name="T2">eliminate_simple.h 1/3</text:span></text:p>
      <text:p text:style-name="P2">* <text:span text:style-name="T2">language: C </text:span>*/</text:p>
      <text:p text:style-name="P6"/>
      <text:p text:style-name="P6"/>
      <text:p text:style-name="P6"/>
      <text:p text:style-name="P6">#ifndef ELIMINATE_SIMPLE_H</text:p>
      <text:p text:style-name="P6">#define ELIMINATE_SIMPLE_H</text:p>
      <text:p text:style-name="P6">#include &lt;Python.h&gt;</text:p>
      <text:p text:style-name="P6">#include &lt;numpy/arrayobject.h&gt;</text:p>
      <text:p text:style-name="P6">#include &lt;float.h&gt;</text:p>
      <text:p text:style-name="P6">#include &lt;numpy/npy_math.h&gt; </text:p>
      <text:p text:style-name="P6">/*<text:span text:style-name="T3">implementation of elimination is done using macro generating function for given parameters:</text:span></text:p>
      <text:p text:style-name="P10">data type, Numpy data type define and data type epsilon. Each line ends with “\”. */</text:p>
      <text:p text:style-name="P6">#define GENERATE_ELIMINATION(DATA_TYPE,DATA_TYPE_DEFINE,DATA_TYPE_EPSILON) \</text:p>
      <text:p text:style-name="P6">void DATA_TYPE##_multiply_matrixes(DATA_TYPE *A,int **indexes,DATA_TYPE *data, DATA_TYPE *result,npy_intp *dims,int start){ \</text:p>
      <text:p text:style-name="P6"><text:s/><text:tab/>int i,j,index; \</text:p>
      <text:p text:style-name="P6"><text:s/><text:tab/>if(start&gt;0){ \</text:p>
      <text:p text:style-name="P6"><text:tab/><text:tab/>for(i=start-1;i&lt;dims[1];++i){ \</text:p>
      <text:p text:style-name="P6"><text:tab/><text:tab/><text:tab/>if(i&lt;dims[0])result[i*dims[1]+start-1]=data[i*dims[1]+start-1]; \</text:p>
      <text:p text:style-name="P6"><text:tab/><text:tab/><text:tab/>result[(start-1)*dims[1]+i]=data[(start-1)*dims[1]+i]; \</text:p>
      <text:p text:style-name="P6"><text:tab/><text:tab/>} \</text:p>
      <text:p text:style-name="P6"><text:tab/>} \</text:p>
      <text:p text:style-name="P6"><text:tab/>\</text:p>
      <text:p text:style-name="P6"><text:tab/>for(i=start;i&lt;dims[1];++i){ \</text:p>
      <text:p text:style-name="P6"><text:tab/><text:tab/>result[start*dims[1]+i]=A[start]*data[indexes[0][start]*dims[1]+i]; \</text:p>
      <text:p text:style-name="P6"><text:tab/>} \</text:p>
      <text:p text:style-name="P6"><text:tab/>for(j=start+1;j&lt;dims[0];++j){ \</text:p>
      <text:p text:style-name="P6"><text:tab/><text:tab/>for(i=start;i&lt;dims[1];++i){ \</text:p>
      <text:p text:style-name="P6"><text:tab/><text:tab/><text:tab/>result[j*dims[1]+i]=data[indexes[0][j]*dims[1]+i]+A[j]*data[indexes[1][j]*dims[1]+i]; \</text:p>
      <text:p text:style-name="P6"><text:tab/><text:tab/>} \</text:p>
      <text:p text:style-name="P6"><text:tab/>} \</text:p>
      <text:p text:style-name="P6">} \</text:p>
      <text:p text:style-name="P6">\</text:p>
      <text:p text:style-name="P6">PyObject* DATA_TYPE##_eliminate(PyObject *raw_arr,PyObject *raw_vals){ \</text:p>
      <text:p text:style-name="P6"><text:tab/>/* initialization and copying data from numpy arrays */ \</text:p>
      <text:p text:style-name="P6"><text:tab/>int i,j,k,current_row,index; \</text:p>
      <text:p text:style-name="P6"><text:tab/>npy_intp dims[2],*result_dims; \</text:p>
      <text:p text:style-name="P6"><text:tab/>DATA_TYPE *data1,*data2,*tmp_data; \</text:p>
      <text:p text:style-name="P6"><text:tab/>DATA_TYPE *A; \</text:p>
      <text:p text:style-name="P6"><text:tab/>DATA_TYPE *swapper; \</text:p>
      <text:p text:style-name="P6"><text:tab/>PyObject * result; \</text:p>
      <text:p text:style-name="P6"><text:tab/>int *indexes[2]; \</text:p>
      <text:p text:style-name="P6"><text:tab/>dims[0]=PyArray_DIMS(raw_arr)[0]; \</text:p>
      <text:p text:style-name="P6"><text:tab/>dims[1]=PyArray_DIMS(raw_arr)[1]+1; \</text:p>
      <text:p text:style-name="P6"><text:tab/>result_dims=PyDimMem_NEW(1); \</text:p>
      <text:p text:style-name="P6"><text:tab/>result_dims[0]=dims[0]; \</text:p>
      <text:p text:style-name="P6"><text:tab/>result=PyArray_SimpleNew(1,result_dims,DATA_TYPE_DEFINE); \</text:p>
      <text:p text:style-name="P13">/*Author: Kacper Gawroński <text:span text:style-name="T4">\</text:span></text:p>
      <text:p text:style-name="P2">* Implementation of Gaussian elimination algorithm <text:span text:style-name="T4">\</text:span></text:p>
      <text:p text:style-name="P2">* file: <text:span text:style-name="T2">eliminate_simple.h 2/3 \</text:span></text:p>
      <text:p text:style-name="P2">* <text:span text:style-name="T2">language: C </text:span>*/ <text:span text:style-name="T4">\</text:span></text:p>
      <text:p text:style-name="P2"><text:tab/><text:span text:style-name="T2">\</text:span></text:p>
      <text:p text:style-name="P6"><text:tab/>data1=malloc(sizeof(DATA_TYPE)*dims[0]*dims[1]); \</text:p>
      <text:p text:style-name="P6"><text:tab/>data2=malloc(sizeof(DATA_TYPE)*dims[0]*dims[1]); \</text:p>
      <text:p text:style-name="P6"><text:tab/>tmp_data=PyArray_DATA(raw_arr); \</text:p>
      <text:p text:style-name="P6"><text:tab/>A=malloc(sizeof(*A)*dims[0]); \</text:p>
      <text:p text:style-name="P6"><text:tab/>indexes[0]=malloc(sizeof(**indexes)*dims[0]); \</text:p>
      <text:p text:style-name="P6"><text:tab/>indexes[1]=malloc(sizeof(**indexes)*dims[0]); \</text:p>
      <text:p text:style-name="P6"><text:tab/>\</text:p>
      <text:p text:style-name="P6"><text:tab/>for(i=0;i&lt;dims[0];++i){ \</text:p>
      <text:p text:style-name="P6"><text:tab/><text:tab/>for(j=0;j&lt;dims[0];++j){ \</text:p>
      <text:p text:style-name="P6"><text:tab/><text:tab/><text:tab/>data1[i*dims[1]+j]=tmp_data[i*dims[0]+j]; \</text:p>
      <text:p text:style-name="P6"><text:tab/><text:tab/>} \</text:p>
      <text:p text:style-name="P6"><text:tab/>} \</text:p>
      <text:p text:style-name="P6"><text:tab/>tmp_data=PyArray_DATA(raw_vals); \</text:p>
      <text:p text:style-name="P6"><text:tab/>for(i=0;i&lt;dims[0];++i){ \</text:p>
      <text:p text:style-name="P6"><text:tab/><text:tab/>data1[i*dims[1]+dims[1]-1]=tmp_data[i]; \</text:p>
      <text:p text:style-name="P6"><text:tab/>} \</text:p>
      <text:p text:style-name="P6"><text:tab/>k=0; \</text:p>
      <text:p text:style-name="P6"><text:tab/>/* data1 contains current matrix, data2 matrix after <text:span text:style-name="T3">transformations */ \</text:span></text:p>
      <text:p text:style-name="P6"><text:tab/>/* <text:span text:style-name="T3">matrix of transformations is stored as 2 arrays containing indexes and one storing values. \</text:span></text:p>
      <text:p text:style-name="P6"><text:tab/><text:span text:style-name="T3">Second array for values is not needed as values are known – they are equal to 1. */ \</text:span></text:p>
      <text:p text:style-name="P6"><text:tab/>/* <text:span text:style-name="T3">below implementation of algorithm begins */ \</text:span></text:p>
      <text:p text:style-name="P6"><text:tab/>for(i=0;i&lt;dims[0];++i){ \</text:p>
      <text:p text:style-name="P6"><text:tab/><text:tab/>current_row=i; \</text:p>
      <text:p text:style-name="P6">while(current_row&lt;dims[0]&amp;&amp;data1[current_row*dims[1]+k]&lt;=DATA_TYPE_EPSILON&amp;&amp;data1[current_row*dims[1]+k]&gt;=-DATA_TYPE_EPSILON){ \</text:p>
      <text:p text:style-name="P6"><text:tab/><text:tab/><text:tab/>++current_row; \</text:p>
      <text:p text:style-name="P6"><text:tab/><text:tab/>} \</text:p>
      <text:p text:style-name="P6"><text:tab/><text:tab/>if(current_row&lt;dims[0]){ \</text:p>
      <text:p text:style-name="P6"><text:tab/><text:tab/>\</text:p>
      <text:p text:style-name="P6"><text:tab/><text:tab/><text:tab/>index=current_row*dims[1]+k; \</text:p>
      <text:p text:style-name="P6"><text:tab/><text:tab/><text:tab/>if(current_row!=i){ \</text:p>
      <text:p text:style-name="P6"><text:tab/><text:tab/><text:tab/><text:tab/>A[i]=1/data1[index]; \</text:p>
      <text:p text:style-name="P6"><text:tab/><text:tab/><text:tab/><text:tab/>indexes[0][i]=current_row; \</text:p>
      <text:p text:style-name="P6"><text:tab/><text:tab/><text:tab/><text:tab/>indexes[0][current_row]=i; \</text:p>
      <text:p text:style-name="P6"><text:tab/><text:tab/><text:tab/><text:tab/>A[current_row]=-A[i]*data1[i*dims[1]+k]; \</text:p>
      <text:p text:style-name="P6"><text:tab/><text:tab/><text:tab/><text:tab/>indexes[1][current_row]=k; \</text:p>
      <text:p text:style-name="P6"><text:tab/><text:tab/><text:tab/>}else{ \</text:p>
      <text:p text:style-name="P6"><text:tab/><text:tab/><text:tab/><text:tab/>A[i]=1/data1[index]; \</text:p>
      <text:p text:style-name="P6"><text:tab/><text:tab/><text:tab/><text:tab/>indexes[0][i]=i; \</text:p>
      <text:p text:style-name="P6"><text:tab/><text:tab/><text:tab/>} \</text:p>
      <text:p text:style-name="P6"><text:tab/><text:tab/><text:tab/>for(j=i+1;j&lt;dims[0];++j){ \</text:p>
      <text:p text:style-name="P6"><text:tab/><text:tab/><text:tab/><text:tab/>if(j!=current_row){ \</text:p>
      <text:p text:style-name="P6"><text:tab/><text:tab/><text:tab/><text:tab/><text:tab/>indexes[0][j]=j; \</text:p>
      <text:p text:style-name="P6"><text:tab/><text:tab/><text:tab/><text:tab/><text:tab/>A[j]=-A[i]*data1[j*dims[1]+k]; \</text:p>
      <text:p text:style-name="P6"><text:tab/><text:tab/><text:tab/><text:tab/><text:tab/>indexes[1][j]=current_row; \</text:p>
      <text:p text:style-name="P7"><text:tab/><text:tab/><text:tab/><text:tab/>} \</text:p>
      <text:p text:style-name="P7">} \<text:tab/></text:p>
      <text:p text:style-name="P7"><text:soft-page-break/><text:span text:style-name="T1">/*Author: Kacper Gawroński \</text:span></text:p>
      <text:p text:style-name="P3">* Implementation of Gaussian elimination algorithm <text:span text:style-name="T4">\</text:span></text:p>
      <text:p text:style-name="P3">* file: <text:span text:style-name="T2">eliminate_simple.h 3/3 \</text:span></text:p>
      <text:p text:style-name="P7"><text:span text:style-name="T1">* </text:span>language: C <text:span text:style-name="T1">*/ \</text:span></text:p>
      <text:p text:style-name="P7"><text:tab/><text:tab/><text:tab/>DATA_TYPE##_multiply_matrixes(A,indexes,data1,data2,dims,i); \</text:p>
      <text:p text:style-name="P7"><text:tab/><text:tab/><text:tab/>swapper=data1; \</text:p>
      <text:p text:style-name="P6"><text:tab/><text:tab/><text:tab/>data1=data2; \</text:p>
      <text:p text:style-name="P6"><text:tab/><text:tab/><text:tab/>data2=swapper; \</text:p>
      <text:p text:style-name="P6"><text:tab/><text:tab/>}else{ \</text:p>
      <text:p text:style-name="P6"><text:tab/><text:tab/><text:tab/>for(j=0;j&lt;i;++j){ \</text:p>
      <text:p text:style-name="P6"><text:tab/><text:tab/><text:tab/><text:tab/>if(data1[j*dims[1]+k]&gt;DATA_TYPE_EPSILON||data1[j*dims[1]+k]&lt;-DATA_TYPE_EPSILON)return PyFloat_FromDouble(NPY_NAN); \</text:p>
      <text:p text:style-name="P6"><text:tab/><text:tab/><text:tab/>} \</text:p>
      <text:p text:style-name="P6"><text:tab/><text:tab/><text:tab/>--i; \</text:p>
      <text:p text:style-name="P6"><text:tab/><text:tab/>} \</text:p>
      <text:p text:style-name="P6"><text:tab/><text:tab/>k++; \</text:p>
      <text:p text:style-name="P6"><text:tab/>} \</text:p>
      <text:p text:style-name="P6"><text:tab/>tmp_data=PyArray_DATA(result); \</text:p>
      <text:p text:style-name="P6"><text:tab/>for(i=dims[0]-1;i&gt;=0;--i){ \</text:p>
      <text:p text:style-name="P6"><text:tab/><text:tab/>tmp_data[i]=data1[(i+1)*dims[1]-1]; \</text:p>
      <text:p text:style-name="P6"><text:tab/><text:tab/>for(j=i-1;j&gt;=0;--j){ \</text:p>
      <text:p text:style-name="P6"><text:tab/><text:tab/><text:tab/>data1[(j+1)*dims[1]-1]-=tmp_data[i]*data1[j*dims[1]+i]; \</text:p>
      <text:p text:style-name="P6"><text:tab/><text:tab/>} \</text:p>
      <text:p text:style-name="P6"><text:tab/>} \</text:p>
      <text:p text:style-name="P6"><text:tab/>\</text:p>
      <text:p text:style-name="P6"><text:tab/>free(data1); \</text:p>
      <text:p text:style-name="P6"><text:tab/>free(data2); \</text:p>
      <text:p text:style-name="P6"><text:tab/>free(A); \</text:p>
      <text:p text:style-name="P6"><text:tab/>free(indexes[0]); \</text:p>
      <text:p text:style-name="P6"><text:tab/>free(indexes[1]); \</text:p>
      <text:p text:style-name="P6"><text:tab/>return result; \</text:p>
      <text:p text:style-name="P6">}</text:p>
      <text:p text:style-name="P6"/>
      <text:p text:style-name="P6">#endif</text:p>
      <text:p text:style-name="P14"><text:span text:style-name="T1">/*Author: Kacper Gawroński</text:span></text:p>
      <text:p text:style-name="P4">* Implementation of Gaussian elimination algorithm</text:p>
      <text:p text:style-name="P4">* file: <text:span text:style-name="T2">eliminate_complex.h 1/4</text:span></text:p>
      <text:p text:style-name="P8"><text:span text:style-name="T1">* </text:span>language: C <text:span text:style-name="T1">*/</text:span></text:p>
      <text:p text:style-name="P10"/>
      <text:p text:style-name="P10">#ifndef ELIMINATE_COMPLEX_H</text:p>
      <text:p text:style-name="P10">#define ELIMINATE_COMPLEX_H</text:p>
      <text:p text:style-name="P10">#include &lt;Python.h&gt;</text:p>
      <text:p text:style-name="P10">#include &lt;numpy/arrayobject.h&gt;</text:p>
      <text:p text:style-name="P10">#include &lt;float.h&gt;</text:p>
      <text:p text:style-name="P10">#include &lt;numpy/npy_math.h&gt; </text:p>
      <text:p text:style-name="P10"/>
      <text:p text:style-name="P10">/* <text:span text:style-name="T4">macros defining simple operations on complex numbers */</text:span></text:p>
      <text:p text:style-name="P10">#define MINUS_MULTIPLY_COMPLEX_REAL(a,b) (-a.real*b.real+a.imag*b.imag)</text:p>
      <text:p text:style-name="P10">#define MINUS_MULTIPLY_COMPLEX_IMAG(a,b) (-a.real*b.imag-a.imag*b.real)</text:p>
      <text:p text:style-name="P10">#define MULTIPLY_COMPLEX_REAL(a,b) (a.real*b.real-a.imag*b.imag)</text:p>
      <text:p text:style-name="P10">#define MULTIPLY_COMPLEX_IMAG(a,b) (a.real*b.imag+a.imag*b.real)</text:p>
      <text:p text:style-name="P10"/>
      <text:p text:style-name="P8"/>
      <text:p text:style-name="P8">/*<text:span text:style-name="T3">implementation of elimination is done using macro generating function for given parameters. In comparision with previous generating macro it require additional parameter: SUPPORT_DATA_TYPE, which stores temporary value used in complex number operations. Each line ends with “\”. */</text:span></text:p>
      <text:p text:style-name="P11"/>
      <text:p text:style-name="P10">#define GENERATE_COMPLEX_ELIMINATION(DATA_TYPE,DATA_TYPE_DEFINE,DATA_TYPE_EPSILON,SUPPORT_DATA_TYPE) \</text:p>
      <text:p text:style-name="P10">void DATA_TYPE##_multiply_matrixes(DATA_TYPE *A,int **indexes,DATA_TYPE *data, DATA_TYPE *result,npy_intp *dims,int start){ \</text:p>
      <text:p text:style-name="P10"><text:s/><text:tab/>int i,j,l,index; \</text:p>
      <text:p text:style-name="P10"><text:s/><text:tab/>if(start&gt;0){ \</text:p>
      <text:p text:style-name="P10"><text:tab/><text:tab/>for(i=start-1;i&lt;dims[1];++i){ \</text:p>
      <text:p text:style-name="P10"><text:tab/><text:tab/><text:tab/>if(i&lt;dims[0])result[i*dims[1]+start-1]=data[i*dims[1]+start-1]; \</text:p>
      <text:p text:style-name="P10"><text:tab/><text:tab/><text:tab/>result[(start-1)*dims[1]+i]=data[(start-1)*dims[1]+i]; \</text:p>
      <text:p text:style-name="P10"><text:tab/><text:tab/>} \</text:p>
      <text:p text:style-name="P10"><text:tab/>} \</text:p>
      <text:p text:style-name="P10"><text:tab/>for(i=start;i&lt;dims[1];++i){ \</text:p>
      <text:p text:style-name="P10"><text:tab/><text:tab/>l=indexes[0][start]*dims[1]+i; \</text:p>
      <text:p text:style-name="P10"><text:tab/><text:tab/>result[start*dims[1]+i].real=MULTIPLY_COMPLEX_REAL(A[start],data[l]); \</text:p>
      <text:p text:style-name="P10"><text:tab/><text:tab/>result[start*dims[1]+i].imag=MULTIPLY_COMPLEX_IMAG(A[start],data[l]); \</text:p>
      <text:p text:style-name="P10"><text:tab/>} \</text:p>
      <text:p text:style-name="P10"><text:tab/>for(j=start+1;j&lt;dims[0];++j){ \</text:p>
      <text:p text:style-name="P10"><text:tab/><text:tab/>for(i=start;i&lt;dims[1];++i){ \</text:p>
      <text:p text:style-name="P10"><text:tab/><text:tab/><text:tab/>l=indexes[1][j]*dims[1]+i; \</text:p>
      <text:p text:style-name="P10"><text:tab/><text:tab/><text:tab/>result[j*dims[1]+i].real=data[indexes[0][j]*dims[1]+i].real+MULTIPLY_COMPLEX_REAL(A[j],data[l]); \</text:p>
      <text:p text:style-name="P10"><text:tab/><text:tab/><text:tab/>result[j*dims[1]+i].imag=data[indexes[0][j]*dims[1]+i].imag+MULTIPLY_COMPLEX_IMAG(A[j],data[l]); \</text:p>
      <text:p text:style-name="P10"><text:tab/><text:tab/><text:tab/> \</text:p>
      <text:p text:style-name="P10"><text:tab/><text:tab/>} \</text:p>
      <text:p text:style-name="P10"><text:tab/>} \</text:p>
      <text:p text:style-name="P10">} \</text:p>
      <text:p text:style-name="P14"><text:span text:style-name="T1">/*Author: Kacper Gawroński \</text:span></text:p>
      <text:p text:style-name="P4">* Implementation of Gaussian elimination algorithm <text:span text:style-name="T4">\</text:span></text:p>
      <text:p text:style-name="P4">* file: <text:span text:style-name="T2">eliminate_complex.h 2/4 \</text:span></text:p>
      <text:p text:style-name="P8"><text:span text:style-name="T1">* </text:span>language: C <text:span text:style-name="T1">*/ \</text:span></text:p>
      <text:p text:style-name="P10">PyObject* DATA_TYPE##_eliminate(PyObject *raw_arr,PyObject *raw_vals){ \</text:p>
      <text:p text:style-name="P10"><text:tab/>int i,j,k,l,current_row,index; \</text:p>
      <text:p text:style-name="P10"><text:tab/>npy_intp dims[2],*result_dims; \</text:p>
      <text:p text:style-name="P10"><text:tab/>DATA_TYPE *data1,*data2,*tmp_data; \</text:p>
      <text:p text:style-name="P10"><text:tab/>DATA_TYPE *A; \</text:p>
      <text:p text:style-name="P10"><text:tab/>DATA_TYPE *swapper; \</text:p>
      <text:p text:style-name="P10"><text:tab/>SUPPORT_DATA_TYPE tmp; \</text:p>
      <text:p text:style-name="P10"><text:tab/>PyObject * result; \</text:p>
      <text:p text:style-name="P10"><text:tab/>int *indexes[2]; \</text:p>
      <text:p text:style-name="P10"><text:tab/>dims[0]=PyArray_DIMS(raw_arr)[0]; \</text:p>
      <text:p text:style-name="P10"><text:tab/>dims[1]=PyArray_DIMS(raw_arr)[1]+1; \</text:p>
      <text:p text:style-name="P10"><text:tab/>result_dims=PyDimMem_NEW(1); \</text:p>
      <text:p text:style-name="P10"><text:tab/>result_dims[0]=dims[0]; \</text:p>
      <text:p text:style-name="P10"><text:tab/>result=PyArray_SimpleNew(1,result_dims,DATA_TYPE_DEFINE); \</text:p>
      <text:p text:style-name="P10"><text:s/>\</text:p>
      <text:p text:style-name="P10"><text:tab/> \</text:p>
      <text:p text:style-name="P10"><text:tab/> \</text:p>
      <text:p text:style-name="P10"><text:tab/>data1=malloc(sizeof(DATA_TYPE)*dims[0]*dims[1]); \</text:p>
      <text:p text:style-name="P10"><text:tab/>data2=malloc(sizeof(DATA_TYPE)*dims[0]*dims[1]); \</text:p>
      <text:p text:style-name="P10"><text:tab/>tmp_data=PyArray_DATA(raw_arr); \</text:p>
      <text:p text:style-name="P10"><text:tab/>A=malloc(sizeof(*A)*dims[0]); \</text:p>
      <text:p text:style-name="P10"><text:tab/>indexes[0]=malloc(sizeof(**indexes)*dims[0]); \</text:p>
      <text:p text:style-name="P10"><text:tab/>indexes[1]=malloc(sizeof(**indexes)*dims[0]); \</text:p>
      <text:p text:style-name="P10"><text:tab/> \</text:p>
      <text:p text:style-name="P10"><text:tab/>for(i=0;i&lt;dims[0];++i){ \</text:p>
      <text:p text:style-name="P10"><text:tab/><text:tab/>for(j=0;j&lt;dims[0];++j){ \</text:p>
      <text:p text:style-name="P10"><text:tab/><text:tab/><text:tab/>data1[i*dims[1]+j].real=tmp_data[i*dims[0]+j].real; \</text:p>
      <text:p text:style-name="P10"><text:tab/><text:tab/><text:tab/>data1[i*dims[1]+j].imag=tmp_data[i*dims[0]+j].imag; \</text:p>
      <text:p text:style-name="P10"><text:tab/><text:tab/>} \</text:p>
      <text:p text:style-name="P10"><text:tab/>} \</text:p>
      <text:p text:style-name="P10"><text:tab/>tmp_data=PyArray_DATA(raw_vals); \</text:p>
      <text:p text:style-name="P10"><text:tab/>for(i=0;i&lt;dims[0];++i){ \</text:p>
      <text:p text:style-name="P10"><text:tab/><text:tab/>data1[i*dims[1]+dims[1]-1].real=tmp_data[i].real; \</text:p>
      <text:p text:style-name="P10"><text:tab/><text:tab/>data1[i*dims[1]+dims[1]-1].imag=tmp_data[i].imag; \</text:p>
      <text:p text:style-name="P10"><text:tab/>} \</text:p>
      <text:p text:style-name="P10"><text:tab/> \</text:p>
      <text:p text:style-name="P10"><text:tab/>k=0; \</text:p>
      <text:p text:style-name="P10"><text:tab/>for(i=0;i&lt;dims[0];++i){ \</text:p>
      <text:p text:style-name="P10"><text:tab/><text:tab/>current_row=i; \</text:p>
      <text:p text:style-name="P10"><text:tab/><text:tab/>while(current_row&lt;dims[0]&amp;&amp; \</text:p>
      <text:p text:style-name="P10"><text:tab/><text:tab/><text:tab/>data1[current_row*dims[1]+k].real&lt;=DATA_TYPE_EPSILON&amp;&amp;data1[current_row*dims[1]+k].real&gt;=-DATA_TYPE_EPSILON&amp;&amp; \</text:p>
      <text:p text:style-name="P10"><text:tab/><text:tab/><text:tab/>data1[current_row*dims[1]+k].imag&lt;=DATA_TYPE_EPSILON&amp;&amp;data1[current_row*dims[1]+k].imag&gt;=-DATA_TYPE_EPSILON \</text:p>
      <text:p text:style-name="P14"><text:span text:style-name="T1">/*Author: Kacper Gawroński \</text:span></text:p>
      <text:p text:style-name="P4">* Implementation of Gaussian elimination algorithm <text:span text:style-name="T4">\</text:span></text:p>
      <text:p text:style-name="P4">* file: <text:span text:style-name="T2">eliminate_complex.h 3/4 <text:s/>\ <text:s/></text:span></text:p>
      <text:p text:style-name="P8"><text:span text:style-name="T1">* </text:span>language: C <text:span text:style-name="T1">*/ \</text:span></text:p>
      <text:p text:style-name="P10"><text:tab/><text:tab/>){ \</text:p>
      <text:p text:style-name="P10"><text:tab/><text:tab/><text:tab/>++current_row; \</text:p>
      <text:p text:style-name="P10"><text:tab/><text:tab/>} \</text:p>
      <text:p text:style-name="P10"><text:tab/><text:tab/>if(current_row&lt;dims[0]){ \</text:p>
      <text:p text:style-name="P10"><text:tab/><text:tab/> \</text:p>
      <text:p text:style-name="P10"><text:tab/><text:tab/><text:tab/>index=current_row*dims[1]+k; \</text:p>
      <text:p text:style-name="P10"><text:tab/><text:tab/><text:tab/>if(current_row!=i){ \</text:p>
      <text:p text:style-name="P10"><text:tab/><text:tab/><text:span text:style-name="T5">t</text:span>mp=data1[index].real*data1[index].real+data1[index].imag*data1[index].imag; \</text:p>
      <text:p text:style-name="P10"><text:tab/><text:tab/><text:tab/><text:tab/>A[i].real=data1[index].real/tmp; \</text:p>
      <text:p text:style-name="P10"><text:tab/><text:tab/><text:tab/><text:tab/>A[i].imag=-data1[index].imag/tmp; \</text:p>
      <text:p text:style-name="P10"><text:tab/><text:tab/><text:tab/><text:tab/>indexes[0][i]=current_row; \</text:p>
      <text:p text:style-name="P10"><text:tab/><text:tab/><text:tab/><text:tab/>indexes[0][current_row]=i; \</text:p>
      <text:p text:style-name="P10"><text:tab/><text:tab/><text:tab/><text:tab/>l=i*dims[1]+k; \</text:p>
      <text:p text:style-name="P10"><text:tab/><text:tab/><text:tab/><text:tab/>A[current_row].real=MINUS_MULTIPLY_COMPLEX_REAL(A[i],data1[l]); \</text:p>
      <text:p text:style-name="P10"><text:tab/><text:tab/><text:tab/><text:tab/>A[current_row].imag=MINUS_MULTIPLY_COMPLEX_IMAG(A[i],data1[l]); \</text:p>
      <text:p text:style-name="P10"><text:tab/><text:tab/><text:tab/><text:tab/>indexes[1][current_row]=k; \</text:p>
      <text:p text:style-name="P10"><text:tab/><text:tab/><text:tab/>}else{ \</text:p>
      <text:p text:style-name="P10"><text:tab/><text:tab/><text:tab/><text:tab/>tmp=data1[index].real*data1[index].real+data1[index].imag*data1[index].imag; \</text:p>
      <text:p text:style-name="P10"><text:tab/><text:tab/><text:tab/><text:tab/>A[i].real=data1[index].real/tmp; \</text:p>
      <text:p text:style-name="P10"><text:tab/><text:tab/><text:tab/><text:tab/>A[i].imag=-data1[index].imag/tmp; \</text:p>
      <text:p text:style-name="P10"><text:tab/><text:tab/><text:tab/><text:tab/>indexes[0][i]=i; \</text:p>
      <text:p text:style-name="P10"><text:tab/><text:tab/><text:tab/>} \</text:p>
      <text:p text:style-name="P10"><text:tab/><text:tab/><text:tab/>for(j=i+1;j&lt;dims[0];++j){ \</text:p>
      <text:p text:style-name="P10"><text:tab/><text:tab/><text:tab/><text:tab/>if(j!=current_row){ \</text:p>
      <text:p text:style-name="P10"><text:tab/><text:tab/><text:tab/><text:tab/><text:tab/>indexes[0][j]=j; \</text:p>
      <text:p text:style-name="P10"><text:tab/><text:tab/><text:tab/><text:tab/><text:tab/>l=j*dims[1]+k; \</text:p>
      <text:p text:style-name="P10"><text:tab/><text:tab/><text:tab/><text:tab/><text:tab/>A[j].real=MINUS_MULTIPLY_COMPLEX_REAL(A[i],data1[l]); \</text:p>
      <text:p text:style-name="P10"><text:tab/><text:tab/><text:tab/><text:tab/><text:tab/>A[j].imag=MINUS_MULTIPLY_COMPLEX_IMAG(A[i],data1[l]); \</text:p>
      <text:p text:style-name="P10"><text:tab/><text:tab/><text:tab/><text:tab/><text:tab/>indexes[1][j]=current_row; \</text:p>
      <text:p text:style-name="P10"><text:tab/><text:tab/><text:tab/><text:tab/>} \</text:p>
      <text:p text:style-name="P10"><text:tab/><text:tab/><text:tab/>} \</text:p>
      <text:p text:style-name="P10"><text:tab/><text:tab/><text:tab/>DATA_TYPE##_multiply_matrixes(A,indexes,data1,data2,dims,i); \</text:p>
      <text:p text:style-name="P10"><text:tab/><text:tab/><text:tab/>swapper=data1; \</text:p>
      <text:p text:style-name="P10"><text:tab/><text:tab/><text:tab/>data1=data2; \</text:p>
      <text:p text:style-name="P10"><text:tab/><text:tab/><text:tab/>data2=swapper; \</text:p>
      <text:p text:style-name="P10"><text:tab/><text:tab/>}else{ \</text:p>
      <text:p text:style-name="P15"><text:span text:style-name="T1">/*Author: Kacper Gawroński \</text:span></text:p>
      <text:p text:style-name="P5">* Implementation of Gaussian elimination algorithm <text:span text:style-name="T5">\</text:span></text:p>
      <text:p text:style-name="P5">* file: <text:span text:style-name="T2">eliminate_complex.h 4/4 \</text:span></text:p>
      <text:p text:style-name="P9"><text:span text:style-name="T1">* </text:span>language: C <text:span text:style-name="T1">*/ \</text:span></text:p>
      <text:p text:style-name="P10"><text:tab/><text:tab/><text:tab/>for(j=0;j&lt;i;++j){ \</text:p>
      <text:p text:style-name="P10"><text:tab/><text:tab/><text:tab/><text:tab/>l=j*dims[1]+k; \</text:p>
      <text:p text:style-name="P10"><text:tab/><text:tab/><text:tab/><text:tab/>if( \</text:p>
      <text:p text:style-name="P10"><text:tab/><text:tab/><text:tab/><text:tab/>(data1[l].real&gt;DATA_TYPE_EPSILON||data1[l].real&lt;-DATA_TYPE_EPSILON)|| \</text:p>
      <text:p text:style-name="P10"><text:tab/><text:tab/><text:tab/><text:tab/>(data1[l].imag&gt;DATA_TYPE_EPSILON||data1[l].imag&lt;-DATA_TYPE_EPSILON) \</text:p>
      <text:p text:style-name="P10"><text:tab/><text:tab/><text:tab/><text:tab/>)return PyFloat_FromDouble(NPY_NAN); \</text:p>
      <text:p text:style-name="P10"><text:tab/><text:tab/><text:tab/>} \</text:p>
      <text:p text:style-name="P10"><text:tab/><text:tab/><text:tab/>--i; \</text:p>
      <text:p text:style-name="P10"><text:tab/><text:tab/>} \</text:p>
      <text:p text:style-name="P10"><text:tab/><text:tab/>k++; \<text:tab/></text:p>
      <text:p text:style-name="P10"><text:tab/>} \</text:p>
      <text:p text:style-name="P10"><text:tab/>tmp_data=PyArray_DATA(result); \</text:p>
      <text:p text:style-name="P10"><text:tab/>for(i=dims[0]-1;i&gt;=0;--i){ \</text:p>
      <text:p text:style-name="P10"><text:tab/><text:tab/>tmp_data[i]=data1[(i+1)*dims[1]-1]; \</text:p>
      <text:p text:style-name="P10"><text:tab/><text:tab/>for(j=i-1;j&gt;=0;--j){ \</text:p>
      <text:p text:style-name="P10"><text:tab/><text:tab/><text:tab/>l=j*dims[1]+i; \</text:p>
      <text:p text:style-name="P10"><text:tab/><text:tab/><text:tab/>data1[(j+1)*dims[1]-1].real-=MULTIPLY_COMPLEX_REAL(tmp_data[i],data1[l]); \</text:p>
      <text:p text:style-name="P10"><text:tab/><text:tab/><text:tab/>data1[(j+1)*dims[1]-1].imag-=MULTIPLY_COMPLEX_IMAG(tmp_data[i],data1[l]); \</text:p>
      <text:p text:style-name="P10"><text:tab/><text:tab/>} \</text:p>
      <text:p text:style-name="P10"><text:tab/>} \</text:p>
      <text:p text:style-name="P10"><text:tab/> \</text:p>
      <text:p text:style-name="P10"><text:tab/>free(data1); \</text:p>
      <text:p text:style-name="P10"><text:tab/>free(data2); \</text:p>
      <text:p text:style-name="P10"><text:tab/>free(A); \</text:p>
      <text:p text:style-name="P10"><text:tab/>free(indexes[0]); \</text:p>
      <text:p text:style-name="P10"><text:tab/>free(indexes[1]); \</text:p>
      <text:p text:style-name="P10"><text:tab/>return result; \</text:p>
      <text:p text:style-name="P10"><text:tab/> \</text:p>
      <text:p text:style-name="P10">}</text:p>
      <text:p text:style-name="P10"/>
      <text:p text:style-name="P10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2:12:33.358798623</meta:creation-date>
    <dc:date>2018-06-05T01:16:11.479991031</dc:date>
    <meta:editing-duration>PT2H16M39S</meta:editing-duration>
    <meta:editing-cycles>5</meta:editing-cycles>
    <meta:generator>LibreOffice/5.2.7.2$Linux_x86 LibreOffice_project/20m0$Build-2</meta:generator>
    <meta:document-statistic meta:table-count="0" meta:image-count="0" meta:object-count="0" meta:page-count="12" meta:paragraph-count="389" meta:word-count="1108" meta:character-count="12572" meta:non-whitespace-character-count="11213"/>
  </office:meta>
</office:document-meta>
</file>